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4.8cm"/>
    </style:style>
    <style:style style:name="gr2" style:family="graphic" style:parent-style-name="standard">
      <style:graphic-properties svg:stroke-color="#00ae00" draw:fill-color="#aecf00" draw:textarea-horizontal-align="justify" draw:textarea-vertical-align="middle" draw:auto-grow-height="false" fo:min-height="2.65cm" fo:min-width="4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aec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3cm" svg:height="2.9cm" svg:x="1.1cm" svg:y="10.4cm">
          <text:p text:style-name="P1">Capsula</text:p>
          <text:p text:style-name="P1">Descrip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cm" svg:height="2.9cm" svg:x="8.25cm" svg:y="6.1cm">
          <text:p text:style-name="P1">Debian</text:p>
          <text:p text:style-name="P1">Package</text:p>
          <text:p text:style-name="P1">Descrip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3cm" svg:height="2.9cm" svg:x="8.25cm" svg:y="14.7cm">
          <text:p text:style-name="P1">...</text:p>
          <text:p text:style-name="P1">Package</text:p>
          <text:p text:style-name="P1">Descrip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3cm" svg:height="2.9cm" svg:x="8.25cm" svg:y="10.4cm">
          <text:p text:style-name="P1">Redhat</text:p>
          <text:p text:style-name="P1">Package</text:p>
          <text:p text:style-name="P1">Descrip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3cm" svg:height="2.9cm" svg:x="14.55cm" svg:y="6.1cm">
          <text:p text:style-name="P1">Debian</text:p>
          <text:p text:style-name="P1">Docker</text:p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3cm" svg:height="2.9cm" svg:x="14.55cm" svg:y="10.4cm">
          <text:p text:style-name="P1">Redhat</text:p>
          <text:p text:style-name="P1">Docker</text:p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5.3cm" svg:height="2.9cm" svg:x="14.55cm" svg:y="14.7cm">
          <text:p text:style-name="P1">...</text:p>
          <text:p text:style-name="P1">Docker</text:p>
          <text:p text:style-name="P1">Containe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6.4cm" svg:y1="11.85cm" svg:x2="8.25cm" svg:y2="7.55cm" draw:start-shape="id1" draw:start-glue-point="1" draw:end-shape="id2" draw:end-glue-point="3" svg:d="M6400 11850h501l848-4300h501" svg:viewBox="0 0 1851 4301">
          <text:p/>
        </draw:connector>
        <draw:connector draw:style-name="gr3" draw:text-style-name="P3" draw:layer="layout" draw:type="lines" svg:x1="6.4cm" svg:y1="11.85cm" svg:x2="8.25cm" svg:y2="11.85cm" draw:start-shape="id1" draw:end-shape="id3" svg:d="M6400 11850h501 848 501" svg:viewBox="0 0 1851 1">
          <text:p/>
        </draw:connector>
        <draw:connector draw:style-name="gr3" draw:text-style-name="P3" draw:layer="layout" draw:type="lines" svg:x1="6.4cm" svg:y1="11.85cm" svg:x2="8.25cm" svg:y2="16.15cm" draw:start-shape="id1" draw:end-shape="id4" draw:end-glue-point="3" svg:d="M6400 11850h501l848 4300h501" svg:viewBox="0 0 1851 4301">
          <text:p/>
        </draw:connector>
        <draw:connector draw:style-name="gr3" draw:text-style-name="P3" draw:layer="layout" draw:type="lines" svg:x1="13.55cm" svg:y1="7.55cm" svg:x2="14.55cm" svg:y2="7.55cm" draw:start-shape="id2" draw:end-shape="id5" svg:d="M13550 7550h501-2 501" svg:viewBox="0 0 1001 1">
          <text:p/>
        </draw:connector>
        <draw:connector draw:style-name="gr3" draw:text-style-name="P3" draw:layer="layout" draw:type="lines" svg:x1="13.55cm" svg:y1="11.85cm" svg:x2="14.55cm" svg:y2="11.85cm" draw:start-shape="id3" draw:end-shape="id6" svg:d="M13550 11850h501-2 501" svg:viewBox="0 0 1001 1">
          <text:p/>
        </draw:connector>
        <draw:connector draw:style-name="gr3" draw:text-style-name="P3" draw:layer="layout" draw:type="lines" svg:x1="13.55cm" svg:y1="16.15cm" svg:x2="14.55cm" svg:y2="16.15cm" draw:start-shape="id4" draw:end-shape="id7" svg:d="M13550 16150h501-2 501" svg:viewBox="0 0 1001 1">
          <text:p/>
        </draw:connector>
        <draw:custom-shape draw:style-name="gr2" draw:text-style-name="P2" xml:id="id8" draw:id="id8" draw:layer="layout" svg:width="5.3cm" svg:height="2.9cm" svg:x="21.1cm" svg:y="6.1cm">
          <text:p text:style-name="P1">Debian</text:p>
          <text:p text:style-name="P1">Package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5.3cm" svg:height="2.9cm" svg:x="21.1cm" svg:y="10.4cm">
          <text:p text:style-name="P1">Redhat</text:p>
          <text:p text:style-name="P1">Package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3cm" svg:height="2.9cm" svg:x="21.1cm" svg:y="14.7cm">
          <text:p text:style-name="P1">...</text:p>
          <text:p text:style-name="P1">Packag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19.85cm" svg:y1="7.55cm" svg:x2="21.1cm" svg:y2="7.55cm" draw:start-shape="id5" draw:end-shape="id8" svg:d="M19850 7550h501 248 501" svg:viewBox="0 0 1251 1">
          <text:p/>
        </draw:connector>
        <draw:connector draw:style-name="gr3" draw:text-style-name="P3" draw:layer="layout" draw:type="lines" svg:x1="19.85cm" svg:y1="11.85cm" svg:x2="21.1cm" svg:y2="11.85cm" draw:start-shape="id6" draw:end-shape="id9" svg:d="M19850 11850h501 248 501" svg:viewBox="0 0 1251 1">
          <text:p/>
        </draw:connector>
        <draw:connector draw:style-name="gr3" draw:text-style-name="P3" draw:layer="layout" draw:type="lines" svg:x1="19.85cm" svg:y1="16.15cm" svg:x2="21.1cm" svg:y2="16.15cm" draw:start-shape="id7" draw:end-shape="id10" svg:d="M19850 16150h501 248 501" svg:viewBox="0 0 1251 1">
          <text:p/>
        </draw:connector>
        <draw:frame draw:style-name="gr4" draw:text-style-name="P4" draw:layer="layout" svg:width="3.88cm" svg:height="1.673cm" svg:x="8.96cm" svg:y="4.2cm">
          <draw:text-box>
            <text:p>Template</text:p>
            <text:p>instantiation</text:p>
          </draw:text-box>
        </draw:frame>
        <draw:frame draw:style-name="gr4" draw:text-style-name="P4" draw:layer="layout" svg:width="3.245cm" svg:height="1.673cm" svg:x="15.578cm" svg:y="4.2cm">
          <draw:text-box>
            <text:p>Container</text:p>
            <text:p>setup</text:p>
          </draw:text-box>
        </draw:frame>
        <draw:frame draw:style-name="gr4" draw:text-style-name="P4" draw:layer="layout" svg:width="3.491cm" svg:height="1.673cm" svg:x="22.005cm" svg:y="4.2cm">
          <draw:text-box>
            <text:p>Package</text:p>
            <text:p>gener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23:43:48.265395286</meta:creation-date>
    <dc:date>2017-10-29T23:53:25.466318924</dc:date>
    <meta:editing-duration>PT9M37S</meta:editing-duration>
    <meta:editing-cycles>1</meta:editing-cycles>
    <meta:document-statistic meta:object-count="22"/>
    <meta:generator>LibreOffice/5.2.7.2$Linux_X86_64 LibreOffice_project/20m0$Build-2</meta:generator>
  </office:meta>
</office:document-meta>
</file>